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1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9" style:parent-style-name="Graphics">
      <style:graphic-properties draw:fill="none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7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716" draw:master-page-name="Master1-Layout2-cust-Titel-und-Inhalt" presentation:presentation-page-layout-name="Master1-PPL2" draw:id="Slide-260">
        <draw:frame draw:id="id75" presentation:style-name="a753" draw:name="Text Placeholder 1" svg:x="0.44712in" svg:y="2.57451in" svg:width="9.10095in" svg:height="4.10196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Scrum</text:span></text:p>
              </text:list-item>
            </text:list>
            <text:list text:style-name="a724">
              <text:list-item>
                <text:p text:style-name="a723" text:class-names="" text:cond-style-name=""><text:span text:style-name="a720" text:class-names="">Break down project into<text:s text:c="1"/></text:span><text:span text:style-name="a721" text:class-names="">Usecases</text:span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Iterative Process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Agil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1" text:class-names="">Our Tool:</text:span><text:span text:style-name="a732" text:class-names=""><text:s text:c="1"/></text:span><text:span text:style-name="a733" text:class-names="">YouTrack</text:span><text:span text:style-name="a734" text:class-names=""/></text:p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7" text:class-names="">Transparency</text:span><text:span text:style-name="a738" text:class-names=""/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Time Tracking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/></text:p>
                  </text:list-item>
                </text:list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  <draw:frame draw:id="id76" presentation:style-name="a758" draw:name="Content Placeholder 2" svg:x="0.44792in" svg:y="1.49826in" svg:width="9.10069in" svg:height="0.78993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4" text:class-names="">Project Methodology</text:span><text:span text:style-name="a755" text:class-names=""/></text:p>
              </text:list-item>
            </text:list>
          </draw:text-box>
          <svg:title/>
          <svg:desc/>
        </draw:frame>
        <draw:frame draw:id="id77" draw:style-name="a759" draw:name="Picture 4" svg:x="6.09524in" svg:y="4.09286in" svg:width="3.125in" svg:height="1.6406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/>
    <style:presentation-page-layout style:name="Master1-PPL2" style:display-name="Titel und Inhalt">
      <presentation:placeholder presentation:object="outline" svg:x="0.44712in" svg:y="2.57451in" svg:width="9.10095in" svg:height="4.10196in"/>
      <presentation:placeholder presentation:object="object" svg:x="0.44792in" svg:y="1.49826in" svg:width="9.10069in" svg:height="0.78993in"/>
    </style:presentation-page-layout>
    <style:presentation-page-layout style:name="Master1-PPL3" style:display-name="Abschnitts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Zwei Inhalte">
      <presentation:placeholder presentation:object="title" svg:x="0.6875in" svg:y="1.78879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Vergleich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Nur Titel">
      <presentation:placeholder presentation:object="title" svg:x="0.6875in" svg:y="1.78879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Leer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Inhalt mit Überschrift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Bild mit Überschrift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el und vertikaler Text">
      <presentation:placeholder presentation:object="title" svg:x="0.6875in" svg:y="1.78879in" svg:width="8.625in" svg:height="1.44965in"/>
      <presentation:placeholder presentation:object="outline" svg:x="0.6875in" svg:y="3.33654in" svg:width="8.625in" svg:height="3.4186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kaler Titel u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e2001a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draw:fill="none" draw:stroke="solid" svg:stroke-width="0.01389in" svg:stroke-color="#000000" svg:stroke-opacity="100%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draw:fill="none" draw:stroke="solid" svg:stroke-width="0.01389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 style:parent-style-name="Graphics">
      <style:graphic-properties draw:fill="none" draw:stroke="none"/>
    </style:style>
    <style:style style:family="paragraph" style:name="a34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">
      <style:graphic-properties draw:fill="none" draw:stroke="solid" svg:stroke-width="0.01389in" svg:stroke-color="#a5a5a5" svg:stroke-opacity="100%" draw:stroke-linejoin="miter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solid" svg:stroke-width="0.01389in" svg:stroke-color="#000000" svg:stroke-opacity="100%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e52437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draw:fill="none" draw:stroke="solid" svg:stroke-width="0.01389in" svg:stroke-color="#000000" svg:stroke-opacity="100%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73808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a4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-of-week number:style="long" number:calendar="gregorian"/>
      <number:text>, </number:text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6875in" svg:y="1.78879in" svg:width="8.62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6875in" svg:y="3.33654in" svg:width="8.625in" svg:height="3.418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6875in" svg:y="6.95139in" svg:width="2.2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Wednesday, 12 December 2018</text:date></text:span><text:span text:style-name="a22" text:class-names=""/></text:p>
        </draw:text-box>
        <svg:title/>
        <svg:desc/>
      </draw:frame>
      <draw:frame draw:id="id3" presentation:style-name="a27" draw:name="Fußzeilenplatzhalter 4" svg:x="3.3125in" svg:y="6.95139in" svg:width="3.3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1">
      <draw:frame draw:id="id11" draw:style-name="a62" draw:name="Grafik 17" svg:x="1.35337in" svg:y="0.66634in" svg:width="7.29327in" svg:height="1.45865in" style:rel-width="scale" style:rel-height="scale">
        <draw:image xlink:href="media/image2.png" xlink:type="simple" xlink:show="embed" xlink:actuate="onLoad"/>
        <svg:title/>
        <svg:desc/>
      </draw:frame>
      <draw:custom-shape svg:x="0in" svg:y="5.15385in" svg:width="10in" svg:height="0.70481in" draw:id="id12" draw:style-name="a65" draw:name="Rechteck 18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85865in" svg:width="10in" svg:height="0.35577in" draw:id="id13" draw:style-name="a68" draw:name="Rechteck 1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21442in" svg:width="10in" svg:height="0.70481in" draw:id="id14" draw:style-name="a71" draw:name="Rechteck 20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style-name="a75" draw:name="Textfeld 21" svg:x="2.77885in" svg:y="5.85865in" svg:width="4.44231in" svg:height="0.37025in">
        <draw:text-box>
          <text:p text:style-name="a74" text:class-names="" text:cond-style-name=""><text:span text:style-name="a72" text:class-names="">dhbwiewarsessen.wordpress.com</text:span><text:span text:style-name="a73" text:class-names=""/></text:p>
        </draw:text-box>
        <svg:title/>
        <svg:desc/>
      </draw:frame>
      <draw:frame draw:id="id16" draw:style-name="a79" draw:name="Textfeld 22" svg:x="1.95005in" svg:y="2.48077in" svg:width="6.0999in" svg:height="0.37025in">
        <draw:text-box>
          <text:p text:style-name="a78" text:class-names="" text:cond-style-name=""><text:span text:style-name="a76" text:class-names="">Hasan Ünalan, Luis Haider, Marcel Huber, Thimo von Rauchhaupt</text:span><text:span text:style-name="a77" text:class-names=""/></text:p>
        </draw:text-box>
        <svg:title/>
        <svg:desc/>
      </draw:frame>
      <presentation:notes style:page-layout-name="pageLayout2" draw:style-name="a109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6" draw:name="Datumsplatzhalter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87" draw:name="Folienbildplatzhalter 3">
          <svg:title/>
          <svg:desc/>
        </draw:page-thumbnail>
        <draw:frame draw:id="id8" presentation:style-name="a102" draw:name="Notizenplatzhalter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Mastertextformat bearbeit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Zweite Ebene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" draw:name="Fußzeilenplatzhalter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10" presentation:style-name="a108" draw:name="Foliennummernplatzhalter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-und-Inhalt" style:page-layout-name="pageLayout1" draw:style-name="a110">
      <draw:frame draw:id="id17" draw:style-name="a114" draw:name="Datumsplatzhalter 3" svg:x="7.29808in" svg:y="0.52499in" svg:width="2.25in" svg:height="0.39931in">
        <draw:text-box>
          <text:p text:style-name="a113" text:class-names="" text:cond-style-name=""><text:span text:style-name="a111" text:class-names=""><text:date text:fixed="false" style:data-style-name="a112">Wednesday, 12 December 2018</text:date></text:span></text:p>
        </draw:text-box>
        <svg:title/>
        <svg:desc/>
      </draw:frame>
      <draw:frame draw:id="id18" draw:style-name="a117" draw:name="Foliennummernplatzhalter 5" svg:x="7.29808in" svg:y="6.81839in" svg:width="2.25in" svg:height="0.39931in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draw:connector draw:type="line" svg:x1="4.14423in" svg:y1="0.86711in" svg:x2="9.54808in" svg:y2="0.86711in" draw:id="id19" draw:style-name="a118" draw:name="Gerader Verbinder 10">
        <svg:title/>
        <svg:desc/>
      </draw:connector>
      <draw:frame draw:id="id20" draw:style-name="a119" draw:name="Grafik 11" svg:x="0.44712in" svg:y="0.41855in" svg:width="3.52403in" svg:height="0.70481in" style:rel-width="scale" style:rel-height="scale">
        <draw:image xlink:href="media/image2.png" xlink:type="simple" xlink:show="embed" xlink:actuate="onLoad"/>
        <svg:title/>
        <svg:desc/>
      </draw:frame>
      <draw:frame draw:id="id21" draw:style-name="a122" draw:name="Textfeld 12" svg:x="5.41224in" svg:y="0.85276in" svg:width="4.13583in" svg:height="0.26927in">
        <draw:text-box>
          <text:p text:style-name="a121" text:class-names="" text:cond-style-name=""><text:span text:style-name="a120" text:class-names="">Grundlagen des Software Engeneering, Prof. Kay Margarethe Berkling</text:span></text:p>
        </draw:text-box>
        <svg:title/>
        <svg:desc/>
      </draw:frame>
      <draw:connector draw:type="line" svg:x1="0.45192in" svg:y1="6.82224in" svg:x2="9.54808in" svg:y2="6.82224in" draw:id="id22" draw:style-name="a123" draw:name="Gerader Verbinder 13">
        <svg:title/>
        <svg:desc/>
      </draw:connector>
      <draw:custom-shape svg:x="0in" svg:y="0in" svg:width="10in" svg:height="0.27885in" draw:id="id23" draw:style-name="a126" draw:name="Rechteck 14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7.22289in" svg:width="10in" svg:height="0.27885in" draw:id="id24" draw:style-name="a129" draw:name="Rechteck 15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5" draw:name="Textplatzhalter 14" svg:x="0.44712in" svg:y="2.57451in" svg:width="9.10095in" svg:height="4.10196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>Mastertextformat bearbeit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8" draw:name="Inhaltsplatzhalter 16" svg:x="0.44792in" svg:y="1.49826in" svg:width="9.10069in" svg:height="0.78993in" presentation:class="object" presentation:placeholder="false">
        <draw:text-box>
          <text:p text:style-name="a147" text:class-names="" text:cond-style-name=""><text:span text:style-name="a146" text:class-names="">Überschrift</text:span></text:p>
        </draw:text-box>
        <svg:title/>
        <svg:desc/>
      </draw:frame>
      <presentation:notes style:page-layout-name="pageLayout2" draw:style-name="a178">
        <draw:frame draw:id="id5" presentation:style-name="a151" draw:name="Kopfzeilenplatzhalt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5" draw:name="Datumsplatzhalter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156" draw:name="Folienbildplatzhalter 3">
          <svg:title/>
          <svg:desc/>
        </draw:page-thumbnail>
        <draw:frame draw:id="id8" presentation:style-name="a171" draw:name="Notizenplatzhalter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Fußzeilenplatzhalter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7" draw:name="Foliennummernplatzhalt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9">
      <draw:frame draw:id="id27" presentation:style-name="a182" draw:name="Titel 1" svg:x="0.68229in" svg:y="1.86979in" svg:width="8.625in" svg:height="3.11979in" presentation:class="title" presentation:placeholder="false">
        <draw:text-box>
          <text:p text:style-name="a181" text:class-names="" text:cond-style-name=""><text:span text:style-name="a180" text:class-names="">Mastertitelformat bearbeiten</text:span></text:p>
        </draw:text-box>
        <svg:title/>
        <svg:desc/>
      </draw:frame>
      <draw:frame draw:id="id28" presentation:style-name="a186" draw:name="Textplatzhalter 2" svg:x="0.68229in" svg:y="5.0191in" svg:width="8.62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</draw:text-box>
        <svg:title/>
        <svg:desc/>
      </draw:frame>
      <draw:frame draw:id="id29" presentation:style-name="a191" draw:name="Datumsplatzhalter 3" svg:x="0.6875in" svg:y="6.95139in" svg:width="2.25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Wednesday, 12 December 2018</text:date></text:span><text:span text:style-name="a189" text:class-names=""/></text:p>
        </draw:text-box>
        <svg:title/>
        <svg:desc/>
      </draw:frame>
      <draw:frame draw:id="id30" presentation:style-name="a194" draw:name="Fußzeilenplatzhalter 4" svg:x="3.3125in" svg:y="6.95139in" svg:width="3.3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1" presentation:style-name="a197" draw:name="Foliennummernplatzhalter 5" svg:x="7.0625in" svg:y="6.95139in" svg:width="2.25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frame draw:id="id5" presentation:style-name="a200" draw:name="Kopfzeilenplatzhalter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4" draw:name="Datumsplatzhalter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1" text:class-names=""><text:date text:fixed="false" style:data-style-name="a202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05" draw:name="Folienbildplatzhalter 3">
          <svg:title/>
          <svg:desc/>
        </draw:page-thumbnail>
        <draw:frame draw:id="id8" presentation:style-name="a220" draw:name="Notizenplatzhalter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astertextformat bearbeiten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Zweite Ebene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" draw:name="Fußzeilenplatzhalter 5" svg:x="0in" svg:y="9.49826in" svg:width="3.25in" svg:height="0.50174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8">
      <draw:frame draw:id="id32" presentation:style-name="a231" draw:name="Titel 1" svg:x="0.6875in" svg:y="1.78879in" svg:width="8.625in" svg:height="1.44965in" presentation:class="title" presentation:placeholder="false">
        <draw:text-box>
          <text:p text:style-name="a230" text:class-names="" text:cond-style-name=""><text:span text:style-name="a229" text:class-names="">Mastertitelformat bearbeiten</text:span></text:p>
        </draw:text-box>
        <svg:title/>
        <svg:desc/>
      </draw:frame>
      <draw:frame draw:id="id33" presentation:style-name="a247" draw:name="Inhaltsplatzhalter 2" svg:x="0.6875in" svg:y="1.99653in" svg:width="4.25in" svg:height="4.75868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Mastertextformat bearbeit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Zweite Ebene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3" draw:name="Inhaltsplatzhalter 3" svg:x="5.0625in" svg:y="1.99653in" svg:width="4.25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Mastertextformat bearbeit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Zweite Ebene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Datumsplatzhalt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Wednesday, 12 December 2018</text:date></text:span><text:span text:style-name="a266" text:class-names=""/></text:p>
        </draw:text-box>
        <svg:title/>
        <svg:desc/>
      </draw:frame>
      <draw:frame draw:id="id36" presentation:style-name="a271" draw:name="Fußzeilenplatzhalt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7" presentation:style-name="a274" draw:name="Foliennummernplatzhalt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4">
        <draw:frame draw:id="id5" presentation:style-name="a277" draw:name="Kopfzeilenplatzhalt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umsplatzhalt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282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Mastertextformat bearbeit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Zweite Ebene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3" draw:name="Foliennummernplatzhalter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5">
      <draw:frame draw:id="id38" presentation:style-name="a308" draw:name="Titel 1" svg:x="0.6888in" svg:y="0.39931in" svg:width="8.625in" svg:height="1.44965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39" presentation:style-name="a312" draw:name="Textplatzhalter 2" svg:x="0.6888in" svg:y="1.83854in" svg:width="4.23047in" svg:height="0.9010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</draw:text-box>
        <svg:title/>
        <svg:desc/>
      </draw:frame>
      <draw:frame draw:id="id40" presentation:style-name="a328" draw:name="Inhaltsplatzhalter 3" svg:x="0.6888in" svg:y="2.73958in" svg:width="4.23047in" svg:height="4.02951in" presentation:class="object" presentation:placeholder="false">
        <draw:text-box>
          <text:list text:style-name="a315">
            <text:list-item>
              <text:p text:style-name="a314" text:class-names="" text:cond-style-name=""><text:span text:style-name="a313" text:class-names="">Mastertextformat bearbeiten</text:span></text:p>
            </text:list-item>
          </text:list>
          <text:list text:style-name="a318">
            <text:list-item>
              <text:list text:style-name="a318">
                <text:list-item>
                  <text:p text:style-name="a317" text:class-names="" text:cond-style-name=""><text:span text:style-name="a316" text:class-names="">Zweite Ebene</text:span></text:p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p text:style-name="a320" text:class-names="" text:cond-style-name=""><text:span text:style-name="a3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p text:style-name="a323" text:class-names="" text:cond-style-name=""><text:span text:style-name="a3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32" draw:name="Textplatzhalter 4" svg:x="5.0625in" svg:y="1.83854in" svg:width="4.2513in" svg:height="0.9010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</draw:text-box>
        <svg:title/>
        <svg:desc/>
      </draw:frame>
      <draw:frame draw:id="id42" presentation:style-name="a348" draw:name="Inhaltsplatzhalter 5" svg:x="5.0625in" svg:y="2.73958in" svg:width="4.2513in" svg:height="4.02951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Mastertextformat bearbeiten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Zweite Ebene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Datumsplatzhalter 6" svg:x="0.6875in" svg:y="6.95139in" svg:width="2.25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Wednesday, 12 December 2018</text:date></text:span><text:span text:style-name="a351" text:class-names=""/></text:p>
        </draw:text-box>
        <svg:title/>
        <svg:desc/>
      </draw:frame>
      <draw:frame draw:id="id44" presentation:style-name="a356" draw:name="Fußzeilenplatzhalter 7" svg:x="3.3125in" svg:y="6.95139in" svg:width="3.37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45" presentation:style-name="a359" draw:name="Foliennummernplatzhalter 8" svg:x="7.0625in" svg:y="6.95139in" svg:width="2.25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6" draw:name="Datumsplatzhalter 2" svg:x="4.24826in" svg:y="0in" svg:width="3.25in" svg:height="0.50174in" presentation:class="date-time" presentation:placeholder="false">
          <draw:text-box>
            <text:p text:style-name="a365" text:class-names="" text:cond-style-name=""><text:span text:style-name="a363" text:class-names=""><text:date text:fixed="false" style:data-style-name="a364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367" draw:name="Folienbildplatzhalter 3">
          <svg:title/>
          <svg:desc/>
        </draw:page-thumbnail>
        <draw:frame draw:id="id8" presentation:style-name="a382" draw:name="Notizenplatzhalter 4" svg:x="0.75in" svg:y="4.8125in" svg:width="6in" svg:height="3.9375in" presentation:class="notes" presentation:placeholder="false">
          <draw:text-box>
            <text:p text:style-name="a369" text:class-names="" text:cond-style-name=""><text:span text:style-name="a368" text:class-names="">Mastertextformat bearbeiten</text:span></text:p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Zweite Ebene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p text:style-name="a377" text:class-names="" text:cond-style-name=""><text:span text:style-name="a37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5" draw:name="Fußzeilenplatzhalter 5" svg:x="0in" svg:y="9.49826in" svg:width="3.25in" svg:height="0.50174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liennummernplatzhalt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0">
      <draw:frame draw:id="id46" presentation:style-name="a393" draw:name="Titel 1" svg:x="0.6875in" svg:y="1.78879in" svg:width="8.625in" svg:height="1.44965in" presentation:class="title" presentation:placeholder="false">
        <draw:text-box>
          <text:p text:style-name="a392" text:class-names="" text:cond-style-name=""><text:span text:style-name="a391" text:class-names="">Mastertitelformat bearbeiten</text:span></text:p>
        </draw:text-box>
        <svg:title/>
        <svg:desc/>
      </draw:frame>
      <draw:frame draw:id="id47" presentation:style-name="a398" draw:name="Datumsplatzhalter 2" svg:x="0.6875in" svg:y="6.95139in" svg:width="2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Wednesday, 12 December 2018</text:date></text:span><text:span text:style-name="a396" text:class-names=""/></text:p>
        </draw:text-box>
        <svg:title/>
        <svg:desc/>
      </draw:frame>
      <draw:frame draw:id="id48" presentation:style-name="a401" draw:name="Fußzeilenplatzhalter 3" svg:x="3.3125in" svg:y="6.95139in" svg:width="3.3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49" presentation:style-name="a404" draw:name="Foliennummernplatzhalter 4" svg:x="7.0625in" svg:y="6.95139in" svg:width="2.2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5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12" draw:name="Folienbildplatzhalter 3">
          <svg:title/>
          <svg:desc/>
        </draw:page-thumbnail>
        <draw:frame draw:id="id8" presentation:style-name="a427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Mastertextformat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Fußzeilenplatzhalt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Foliennummernplatzhalter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35">
      <draw:frame draw:id="id50" presentation:style-name="a440" draw:name="Datumsplatzhalter 1" svg:x="0.6875in" svg:y="6.95139in" svg:width="2.25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Wednesday, 12 December 2018</text:date></text:span><text:span text:style-name="a438" text:class-names=""/></text:p>
        </draw:text-box>
        <svg:title/>
        <svg:desc/>
      </draw:frame>
      <draw:frame draw:id="id51" presentation:style-name="a443" draw:name="Fußzeilenplatzhalter 2" svg:x="3.3125in" svg:y="6.95139in" svg:width="3.37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2" presentation:style-name="a446" draw:name="Foliennummernplatzhalter 3" svg:x="7.0625in" svg:y="6.95139in" svg:width="2.25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presentation:notes style:page-layout-name="pageLayout2" draw:style-name="a476">
        <draw:frame draw:id="id5" presentation:style-name="a449" draw:name="Kopfzeilenplatzhalter 1" svg:x="0in" svg:y="0in" svg:width="3.25in" svg:height="0.501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6" presentation:style-name="a453" draw:name="Datumsplatzhalter 2" svg:x="4.24826in" svg:y="0in" svg:width="3.25in" svg:height="0.50174in" presentation:class="date-time" presentation:placeholder="false">
          <draw:text-box>
            <text:p text:style-name="a452" text:class-names="" text:cond-style-name=""><text:span text:style-name="a450" text:class-names=""><text:date text:fixed="false" style:data-style-name="a451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454" draw:name="Folienbildplatzhalter 3">
          <svg:title/>
          <svg:desc/>
        </draw:page-thumbnail>
        <draw:frame draw:id="id8" presentation:style-name="a469" draw:name="Notizenplatzhalter 4" svg:x="0.75in" svg:y="4.8125in" svg:width="6in" svg:height="3.9375in" presentation:class="notes" presentation:placeholder="false">
          <draw:text-box>
            <text:p text:style-name="a456" text:class-names="" text:cond-style-name=""><text:span text:style-name="a455" text:class-names="">Mastertextformat bearbeiten</text:span></text:p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Zweite Ebene</text:span></text:p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p text:style-name="a461" text:class-names="" text:cond-style-name=""><text:span text:style-name="a4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p text:style-name="a464" text:class-names="" text:cond-style-name=""><text:span text:style-name="a4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2" draw:name="Fußzeilenplatzhalt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0" presentation:style-name="a475" draw:name="Foliennummernplatzhalter 6" svg:x="4.24826in" svg:y="9.49826in" svg:width="3.25in" svg:height="0.50174in" presentation:class="page-number" presentation:placeholder="false">
          <draw:text-box>
            <text:p text:style-name="a474" text:class-names="" text:cond-style-name=""><text:span text:style-name="a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77">
      <draw:frame draw:id="id53" presentation:style-name="a480" draw:name="Titel 1" svg:x="0.6888in" svg:y="0.5in" svg:width="3.22526in" svg:height="1.75in" presentation:class="title" presentation:placeholder="false">
        <draw:text-box>
          <text:p text:style-name="a479" text:class-names="" text:cond-style-name=""><text:span text:style-name="a478" text:class-names="">Mastertitelformat bearbeiten</text:span></text:p>
        </draw:text-box>
        <svg:title/>
        <svg:desc/>
      </draw:frame>
      <draw:frame draw:id="id54" presentation:style-name="a496" draw:name="Inhaltsplatzhalter 2" svg:x="4.2513in" svg:y="1.07986in" svg:width="5.062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Mastertextformat bearbeiten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Zweite Ebene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list text:style-name="a495">
                            <text:list-item>
                              <text:p text:style-name="a494" text:class-names="" text:cond-style-name=""><text:span text:style-name="a4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00" draw:name="Textplatzhalter 3" svg:x="0.6888in" svg:y="2.25in" svg:width="3.22526in" svg:height="4.1684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astertextformat bearbeiten</text:span></text:p>
            </text:list-item>
          </text:list>
        </draw:text-box>
        <svg:title/>
        <svg:desc/>
      </draw:frame>
      <draw:frame draw:id="id56" presentation:style-name="a505" draw:name="Datumsplatzhalter 4" svg:x="0.6875in" svg:y="6.95139in" svg:width="2.25in" svg:height="0.39931in" presentation:class="date-time" presentation:placeholder="false">
        <draw:text-box>
          <text:p text:style-name="a504" text:class-names="" text:cond-style-name=""><text:span text:style-name="a501" text:class-names=""><text:date text:fixed="false" style:data-style-name="a502">Wednesday, 12 December 2018</text:date></text:span><text:span text:style-name="a503" text:class-names=""/></text:p>
        </draw:text-box>
        <svg:title/>
        <svg:desc/>
      </draw:frame>
      <draw:frame draw:id="id57" presentation:style-name="a508" draw:name="Fußzeilenplatzhalter 5" svg:x="3.3125in" svg:y="6.95139in" svg:width="3.37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8" presentation:style-name="a511" draw:name="Foliennummernplatzhalter 6" svg:x="7.0625in" svg:y="6.95139in" svg:width="2.25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presentation:notes style:page-layout-name="pageLayout2" draw:style-name="a541">
        <draw:frame draw:id="id5" presentation:style-name="a514" draw:name="Kopfzeilenplatzhalter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Datumsplatzhalter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19" draw:name="Folienbildplatzhalter 3">
          <svg:title/>
          <svg:desc/>
        </draw:page-thumbnail>
        <draw:frame draw:id="id8" presentation:style-name="a534" draw:name="Notizenplatzhalter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Mastertextformat bearbeiten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Zweite Ebene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Fußzeilenplatzhalter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Foliennummernplatzhalter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42">
      <draw:frame draw:id="id59" presentation:style-name="a545" draw:name="Titel 1" svg:x="0.6888in" svg:y="0.5in" svg:width="3.22526in" svg:height="1.75in" presentation:class="title" presentation:placeholder="false">
        <draw:text-box>
          <text:p text:style-name="a544" text:class-names="" text:cond-style-name=""><text:span text:style-name="a543" text:class-names="">Mastertitelformat bearbeiten</text:span></text:p>
        </draw:text-box>
        <svg:title/>
        <svg:desc/>
      </draw:frame>
      <draw:frame draw:id="id60" presentation:style-name="a548" draw:name="Bildplatzhalter 2" svg:x="4.2513in" svg:y="1.07986in" svg:width="5.062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2" draw:name="Textplatzhalter 3" svg:x="0.6888in" svg:y="2.25in" svg:width="3.22526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Mastertextformat bearbeiten</text:span></text:p>
            </text:list-item>
          </text:list>
        </draw:text-box>
        <svg:title/>
        <svg:desc/>
      </draw:frame>
      <draw:frame draw:id="id62" presentation:style-name="a557" draw:name="Datumsplatzhalter 4" svg:x="0.6875in" svg:y="6.95139in" svg:width="2.25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Wednesday, 12 December 2018</text:date></text:span><text:span text:style-name="a555" text:class-names=""/></text:p>
        </draw:text-box>
        <svg:title/>
        <svg:desc/>
      </draw:frame>
      <draw:frame draw:id="id63" presentation:style-name="a560" draw:name="Fußzeilenplatzhalter 5" svg:x="3.3125in" svg:y="6.95139in" svg:width="3.37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64" presentation:style-name="a563" draw:name="Foliennummernplatzhalter 6" svg:x="7.0625in" svg:y="6.95139in" svg:width="2.25in" svg:height="0.39931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5" presentation:style-name="a566" draw:name="Kopfzeilenplatzhalt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6" presentation:style-name="a570" draw:name="Datumsplatzhalt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571" draw:name="Folienbildplatzhalter 3">
          <svg:title/>
          <svg:desc/>
        </draw:page-thumbnail>
        <draw:frame draw:id="id8" presentation:style-name="a586" draw:name="Notizenplatzhalt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Mastertextformat bearbeiten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Zweite Ebene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9" draw:name="Fußzeilenplatzhalt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94">
      <draw:frame draw:id="id65" presentation:style-name="a597" draw:name="Titel 1" svg:x="0.6875in" svg:y="1.78879in" svg:width="8.625in" svg:height="1.44965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66" presentation:style-name="a613" draw:name="Vertikaler Textplatzhalter 2" svg:x="0.6875in" svg:y="3.33654in" svg:width="8.625in" svg:height="3.41867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618" draw:name="Datumsplatzhalter 3" svg:x="0.6875in" svg:y="6.95139in" svg:width="2.25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Wednesday, 12 December 2018</text:date></text:span><text:span text:style-name="a616" text:class-names=""/></text:p>
        </draw:text-box>
        <svg:title/>
        <svg:desc/>
      </draw:frame>
      <draw:frame draw:id="id68" presentation:style-name="a621" draw:name="Fußzeilenplatzhalter 4" svg:x="3.3125in" svg:y="6.95139in" svg:width="3.37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9" presentation:style-name="a624" draw:name="Foliennummernplatzhalter 5" svg:x="7.0625in" svg:y="6.95139in" svg:width="2.25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Kopfzeilenplatzhalter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Datumsplatzhalter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32" draw:name="Folienbildplatzhalter 3">
          <svg:title/>
          <svg:desc/>
        </draw:page-thumbnail>
        <draw:frame draw:id="id8" presentation:style-name="a647" draw:name="Notizenplatzhalter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Fußzeilenplatzhalt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Foliennummernplatzhalter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55">
      <draw:frame draw:id="id70" presentation:style-name="a658" draw:name="Vertikaler Titel 1" svg:x="7.15625in" svg:y="0.39931in" svg:width="2.15625in" svg:height="6.3559in" presentation:class="title" presentation:placeholder="false">
        <draw:text-box>
          <text:p text:style-name="a657" text:class-names="" text:cond-style-name=""><text:span text:style-name="a656" text:class-names="">Mastertitelformat bearbeiten</text:span></text:p>
        </draw:text-box>
        <svg:title/>
        <svg:desc/>
      </draw:frame>
      <draw:frame draw:id="id71" presentation:style-name="a674" draw:name="Vertikaler Textplatzhalter 2" svg:x="0.6875in" svg:y="0.39931in" svg:width="6.34375in" svg:height="6.3559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Zweite Ebene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9" draw:name="Datumsplatzhalter 3" svg:x="0.6875in" svg:y="6.95139in" svg:width="2.25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>Wednesday, 12 December 2018</text:date></text:span><text:span text:style-name="a677" text:class-names=""/></text:p>
        </draw:text-box>
        <svg:title/>
        <svg:desc/>
      </draw:frame>
      <draw:frame draw:id="id73" presentation:style-name="a682" draw:name="Fußzeilenplatzhalter 4" svg:x="3.3125in" svg:y="6.95139in" svg:width="3.37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74" presentation:style-name="a685" draw:name="Foliennummernplatzhalter 5" svg:x="7.0625in" svg:y="6.95139in" svg:width="2.25in" svg:height="0.39931in" presentation:class="page-number" presentation:placeholder="false">
        <draw:text-box>
          <text:p text:style-name="a684" text:class-names="" text:cond-style-name=""><text:span text:style-name="a683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frame draw:id="id5" presentation:style-name="a688" draw:name="Kopfzeilenplatzhalt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6" presentation:style-name="a692" draw:name="Datumsplatzhalter 2" svg:x="4.24826in" svg:y="0in" svg:width="3.25in" svg:height="0.50174in" presentation:class="date-time" presentation:placeholder="false">
          <draw:text-box>
            <text:p text:style-name="a691" text:class-names="" text:cond-style-name=""><text:span text:style-name="a689" text:class-names=""><text:date text:fixed="false" style:data-style-name="a690">12.12.2018</text:date></text:span></text:p>
          </draw:text-box>
          <svg:title/>
          <svg:desc/>
        </draw:frame>
        <draw:page-thumbnail svg:x="1.5in" svg:y="1.25in" svg:width="4.5in" svg:height="3.375in" presentation:class="page" draw:id="id7" presentation:style-name="a693" draw:name="Folienbildplatzhalter 3">
          <svg:title/>
          <svg:desc/>
        </draw:page-thumbnail>
        <draw:frame draw:id="id8" presentation:style-name="a708" draw:name="Notizenplatzhalter 4" svg:x="0.75in" svg:y="4.8125in" svg:width="6in" svg:height="3.9375in" presentation:class="notes" presentation:placeholder="false">
          <draw:text-box>
            <text:p text:style-name="a695" text:class-names="" text:cond-style-name=""><text:span text:style-name="a694" text:class-names="">Mastertextformat bearbeiten</text:span></text:p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Zweite Ebene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list text:style-name="a704">
                          <text:list-item>
                            <text:p text:style-name="a703" text:class-names="" text:cond-style-name=""><text:span text:style-name="a7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list text:style-name="a707">
                              <text:list-item>
                                <text:p text:style-name="a706" text:class-names="" text:cond-style-name=""><text:span text:style-name="a7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1" draw:name="Fußzeilenplatzhalter 5" svg:x="0in" svg:y="9.49826in" svg:width="3.25in" svg:height="0.50174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liennummernplatzhalter 6" svg:x="4.24826in" svg:y="9.49826in" svg:width="3.25in" svg:height="0.50174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Hasan Ü.</meta:initial-creator>
    <dc:creator>Marcel Huber</dc:creator>
    <meta:creation-date>2018-12-11T18:18:50Z</meta:creation-date>
    <dc:date>2018-12-12T21:05:55Z</dc:date>
    <meta:template xlink:href="" xlink:type="simple"/>
    <meta:editing-cycles>15</meta:editing-cycles>
    <meta:editing-duration>PT0S</meta:editing-duration>
    <meta:document-statistic meta:paragraph-count="9" meta:word-count="18"/>
  </office:meta>
</office:document-meta>
</file>